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5.23mm" svg:height="115.01mm" svg:x="112.61mm" svg:y="5.58mm">
            <loext:p draw:notify-on-update-of-ranges="Sheet1.A3:Sheet1.A12 Sheet1.B2:Sheet1.B2 Sheet1.B3:Sheet1.B12 Sheet1.C2:Sheet1.C2 Sheet1.C3:Sheet1.C12 Sheet1.D2:Sheet1.D2 Sheet1.D3:Sheet1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el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n</text:p>
          </table:table-cell>
          <table:table-cell office:value-type="string" calcext:value-type="string">
            <text:p><text:s/>T(n) Selecti</text:p>
          </table:table-cell>
          <table:table-cell office:value-type="string" calcext:value-type="string">
            <text:p>T(n) Bubble</text:p>
          </table:table-cell>
          <table:table-cell office:value-type="string" calcext:value-type="string">
            <text:p>T(n) Inser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50" calcext:value-type="float">
            <text:p>4950</text:p>
          </table:table-cell>
          <table:table-cell office:value-type="float" office:value="5050" calcext:value-type="float">
            <text:p>5050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20100" calcext:value-type="float">
            <text:p>20100</text:p>
          </table:table-cell>
          <table:table-cell office:value-type="float" office:value="9149" calcext:value-type="float">
            <text:p>91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4850" calcext:value-type="float">
            <text:p>44850</text:p>
          </table:table-cell>
          <table:table-cell office:value-type="float" office:value="45150" calcext:value-type="float">
            <text:p>45150</text:p>
          </table:table-cell>
          <table:table-cell office:value-type="float" office:value="20380" calcext:value-type="float">
            <text:p>203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9800" calcext:value-type="float">
            <text:p>79800</text:p>
          </table:table-cell>
          <table:table-cell office:value-type="float" office:value="80200" calcext:value-type="float">
            <text:p>80200</text:p>
          </table:table-cell>
          <table:table-cell office:value-type="float" office:value="36569" calcext:value-type="float">
            <text:p>365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4750" calcext:value-type="float">
            <text:p>124750</text:p>
          </table:table-cell>
          <table:table-cell office:value-type="float" office:value="125250" calcext:value-type="float">
            <text:p>125250</text:p>
          </table:table-cell>
          <table:table-cell office:value-type="float" office:value="59886" calcext:value-type="float">
            <text:p>5988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9700" calcext:value-type="float">
            <text:p>179700</text:p>
          </table:table-cell>
          <table:table-cell office:value-type="float" office:value="180300" calcext:value-type="float">
            <text:p>180300</text:p>
          </table:table-cell>
          <table:table-cell office:value-type="float" office:value="82971" calcext:value-type="float">
            <text:p>8297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4650" calcext:value-type="float">
            <text:p>244650</text:p>
          </table:table-cell>
          <table:table-cell office:value-type="float" office:value="245350" calcext:value-type="float">
            <text:p>245350</text:p>
          </table:table-cell>
          <table:table-cell office:value-type="float" office:value="110809" calcext:value-type="float">
            <text:p>1108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19600" calcext:value-type="float">
            <text:p>319600</text:p>
          </table:table-cell>
          <table:table-cell office:value-type="float" office:value="320400" calcext:value-type="float">
            <text:p>320400</text:p>
          </table:table-cell>
          <table:table-cell office:value-type="float" office:value="145066" calcext:value-type="float">
            <text:p>14506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4550" calcext:value-type="float">
            <text:p>404550</text:p>
          </table:table-cell>
          <table:table-cell office:value-type="float" office:value="405450" calcext:value-type="float">
            <text:p>405450</text:p>
          </table:table-cell>
          <table:table-cell office:value-type="float" office:value="184971" calcext:value-type="float">
            <text:p>1849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500" calcext:value-type="float">
            <text:p>499500</text:p>
          </table:table-cell>
          <table:table-cell office:value-type="float" office:value="500500" calcext:value-type="float">
            <text:p>500500</text:p>
          </table:table-cell>
          <table:table-cell office:value-type="float" office:value="227086" calcext:value-type="float">
            <text:p>22708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n</text:p>
          </table:table-cell>
          <table:table-cell office:value-type="string" calcext:value-type="string">
            <text:p><text:s text:c="6"/>T(n)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31" calcext:value-type="float">
            <text:p>263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118" calcext:value-type="float">
            <text:p>1011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793" calcext:value-type="float">
            <text:p>2179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427" calcext:value-type="float">
            <text:p>3942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4121" calcext:value-type="float">
            <text:p>64121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664" calcext:value-type="float">
            <text:p>90664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1360" calcext:value-type="float">
            <text:p>121360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6051" calcext:value-type="float">
            <text:p>156051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1615" calcext:value-type="float">
            <text:p>19161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39172" calcext:value-type="float">
            <text:p>2391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er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n</text:p>
          </table:table-cell>
          <table:table-cell office:value-type="string" calcext:value-type="string">
            <text:p><text:s text:c="6"/>T(n)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89" calcext:value-type="float">
            <text:p>228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49" calcext:value-type="float">
            <text:p>914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380" calcext:value-type="float">
            <text:p>2038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6569" calcext:value-type="float">
            <text:p>3656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9886" calcext:value-type="float">
            <text:p>5988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2971" calcext:value-type="float">
            <text:p>82971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0809" calcext:value-type="float">
            <text:p>110809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5066" calcext:value-type="float">
            <text:p>14506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4971" calcext:value-type="float">
            <text:p>18497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7086" calcext:value-type="float">
            <text:p>22708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1:21:17.434375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0:30:02.468361355</meta:creation-date>
    <dc:date>2017-01-09T11:31:31.300294566</dc:date>
    <meta:editing-duration>PT12M4S</meta:editing-duration>
    <meta:editing-cycles>2</meta:editing-cycles>
    <meta:generator>LibreOffice/5.1.4.2$Linux_X86_64 LibreOffice_project/10m0$Build-2</meta:generator>
    <meta:document-statistic meta:table-count="1" meta:cell-count="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24cm" svg:height="11.502cm" xlink:href=".." xlink:type="simple" chart:class="chart:line" chart:style-name="ch1">
        <chart:legend chart:legend-position="end" svg:x="19.143cm" svg:y="4.954cm" style:legend-expansion="high" chart:style-name="ch2"/>
        <chart:plot-area chart:style-name="ch3" table:cell-range-address="Sheet1.A3:Sheet1.D12 Sheet1.B2:Sheet1.D2" chart:data-source-has-labels="both" svg:x="0.45cm" svg:y="0.23cm" svg:width="18.243cm" svg:height="11.042cm">
          <chartooo:coordinate-region svg:x="1.812cm" svg:y="0.43cm" svg:width="16.51cm" svg:height="10.195cm"/>
          <chart:axis chart:dimension="x" chart:name="primary-x" chart:style-name="ch4" chartooo:axis-type="auto">
            <chartooo:date-scale/>
            <chart:categories table:cell-range-address="Sheet1.A3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2" chart:label-cell-address="Sheet1.B2:Sheet1.B2" chart:class="chart:line">
            <chart:data-point chart:repeated="10"/>
          </chart:series>
          <chart:series chart:style-name="ch7" chart:values-cell-range-address="Sheet1.C3:Sheet1.C12" chart:label-cell-address="Sheet1.C2:Sheet1.C2" chart:class="chart:line">
            <chart:data-point chart:repeated="10"/>
          </chart:series>
          <chart:series chart:style-name="ch8" chart:values-cell-range-address="Sheet1.D3:Sheet1.D12" chart:label-cell-address="Sheet1.D2:Sheet1.D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(n) Selecti</text:p>
                <draw:g>
                  <svg:desc>Sheet1.B2:Sheet1.B2</svg:desc>
                </draw:g>
              </table:table-cell>
              <table:table-cell office:value-type="string">
                <text:p>T(n) Bubble</text:p>
                <draw:g>
                  <svg:desc>Sheet1.C2:Sheet1.C2</svg:desc>
                </draw:g>
              </table:table-cell>
              <table:table-cell office:value-type="string">
                <text:p>T(n) Insertion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3:Sheet1.A12</svg:desc>
                </draw:g>
              </table:table-cell>
              <table:table-cell office:value-type="float" office:value="4950">
                <text:p>4950</text:p>
                <draw:g>
                  <svg:desc>Sheet1.B3:Sheet1.B12</svg:desc>
                </draw:g>
              </table:table-cell>
              <table:table-cell office:value-type="float" office:value="5050">
                <text:p>5050</text:p>
                <draw:g>
                  <svg:desc>Sheet1.C3:Sheet1.C12</svg:desc>
                </draw:g>
              </table:table-cell>
              <table:table-cell office:value-type="float" office:value="2289">
                <text:p>2289</text:p>
                <draw:g>
                  <svg:desc>Sheet1.D3:Sheet1.D1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900">
                <text:p>19900</text:p>
              </table:table-cell>
              <table:table-cell office:value-type="float" office:value="20100">
                <text:p>20100</text:p>
              </table:table-cell>
              <table:table-cell office:value-type="float" office:value="9149">
                <text:p>914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4850">
                <text:p>44850</text:p>
              </table:table-cell>
              <table:table-cell office:value-type="float" office:value="45150">
                <text:p>45150</text:p>
              </table:table-cell>
              <table:table-cell office:value-type="float" office:value="20380">
                <text:p>2038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9800">
                <text:p>79800</text:p>
              </table:table-cell>
              <table:table-cell office:value-type="float" office:value="80200">
                <text:p>80200</text:p>
              </table:table-cell>
              <table:table-cell office:value-type="float" office:value="36569">
                <text:p>3656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4750">
                <text:p>124750</text:p>
              </table:table-cell>
              <table:table-cell office:value-type="float" office:value="125250">
                <text:p>125250</text:p>
              </table:table-cell>
              <table:table-cell office:value-type="float" office:value="59886">
                <text:p>5988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9700">
                <text:p>179700</text:p>
              </table:table-cell>
              <table:table-cell office:value-type="float" office:value="180300">
                <text:p>180300</text:p>
              </table:table-cell>
              <table:table-cell office:value-type="float" office:value="82971">
                <text:p>8297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44650">
                <text:p>244650</text:p>
              </table:table-cell>
              <table:table-cell office:value-type="float" office:value="245350">
                <text:p>245350</text:p>
              </table:table-cell>
              <table:table-cell office:value-type="float" office:value="110809">
                <text:p>11080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19600">
                <text:p>319600</text:p>
              </table:table-cell>
              <table:table-cell office:value-type="float" office:value="320400">
                <text:p>320400</text:p>
              </table:table-cell>
              <table:table-cell office:value-type="float" office:value="145066">
                <text:p>14506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04550">
                <text:p>404550</text:p>
              </table:table-cell>
              <table:table-cell office:value-type="float" office:value="405450">
                <text:p>405450</text:p>
              </table:table-cell>
              <table:table-cell office:value-type="float" office:value="184971">
                <text:p>1849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9500">
                <text:p>499500</text:p>
              </table:table-cell>
              <table:table-cell office:value-type="float" office:value="500500">
                <text:p>500500</text:p>
              </table:table-cell>
              <table:table-cell office:value-type="float" office:value="227086">
                <text:p>227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